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83in" style:rel-column-width="28649*"/>
    </style:style>
    <style:style style:name="TABLA_5f_DOCUMENTOS_5f_SECUNDARIOS.B" style:display-name="TABLA_DOCUMENTOS_SECUNDARIOS.B" style:family="table-column">
      <style:table-column-properties style:column-width="2.7792in" style:rel-column-width="36886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6.9972in" fo:margin-left="0in" fo:margin-right="3.1208in" table:align="margins"/>
    </style:style>
    <style:style style:name="TABLA_5f_BIENES.A" style:display-name="TABLA_BIENES.A" style:family="table-column">
      <style:table-column-properties style:column-width="1.3313in" style:rel-column-width="1917*"/>
    </style:style>
    <style:style style:name="TABLA_5f_BIENES.B" style:display-name="TABLA_BIENES.B" style:family="table-column">
      <style:table-column-properties style:column-width="1.3326in" style:rel-column-width="1919*"/>
    </style:style>
    <style:style style:name="TABLA_5f_BIENES.C" style:display-name="TABLA_BIENES.C" style:family="table-column">
      <style:table-column-properties style:column-width="1.3403in" style:rel-column-width="1930*"/>
    </style:style>
    <style:style style:name="TABLA_5f_BIENES.E" style:display-name="TABLA_BIENES.E" style:family="table-column">
      <style:table-column-properties style:column-width="1.6604in" style:rel-column-width="2391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E1" style:display-name="TABLA_BIENES.E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972in" table:align="left"/>
    </style:style>
    <style:style style:name="Table1.A" style:family="table-column">
      <style:table-column-properties style:column-width="6.9972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6155b3" officeooo:paragraph-rsid="005c50cd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5c50cd" officeooo:paragraph-rsid="005c50c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fc382" style:font-name-asian="Arial" style:font-size-asian="10pt" style:font-name-complex="Arial" style:font-size-complex="10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fc382" officeooo:paragraph-rsid="005fc382" style:font-name-asian="Arial" style:font-size-asian="10pt" style:font-name-complex="Arial" style:font-size-complex="10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17ee3" officeooo:paragraph-rsid="00617ee3" style:font-name-asian="Arial" style:font-size-asian="10pt" style:font-name-complex="Arial" style:font-size-complex="10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2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7" style:family="paragraph" style:parent-style-name="Standard">
      <style:paragraph-properties fo:margin-top="0.1665in" fo:margin-bottom="0in" style:contextual-spacing="false" fo:text-align="end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6155b3" officeooo:paragraph-rsid="0066d8e8" style:font-name-asian="Arial" style:font-size-asian="11pt" style:font-weight-asian="bold" style:font-name-complex="Arial" style:font-size-complex="11pt" style:font-weight-complex="bold"/>
    </style:style>
    <style:style style:name="P28" style:family="paragraph" style:parent-style-name="Standard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6155b3" officeooo:paragraph-rsid="006611bd" style:font-name-asian="Arial" style:font-size-asian="11pt" style:font-weight-asian="bold" style:font-name-complex="Arial" style:font-size-complex="11pt" style:font-weight-complex="bold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weight="bold" officeooo:rsid="0046aaa7" style:font-name-asian="Arial" style:font-weight-asian="bold" style:font-name-complex="Arial" style:font-weight-complex="bold"/>
    </style:style>
    <style:style style:name="T5" style:family="text">
      <style:text-properties fo:font-weight="bold" officeooo:rsid="004aed82" style:font-name-asian="Arial" style:font-weight-asian="bold" style:font-name-complex="Arial" style:font-weight-complex="bold"/>
    </style:style>
    <style:style style:name="T6" style:family="text">
      <style:text-properties fo:font-weight="bold" officeooo:rsid="005964f6" style:font-name-asian="Arial" style:font-weight-asian="bold" style:font-name-complex="Arial" style:font-weight-complex="bold"/>
    </style:style>
    <style:style style:name="T7" style:family="text">
      <style:text-properties fo:font-weight="bold" officeooo:rsid="005419c5" style:font-name-asian="Arial" style:font-weight-asian="bold" style:font-name-complex="Arial" style:font-weight-complex="bold"/>
    </style:style>
    <style:style style:name="T8" style:family="text">
      <style:text-properties style:font-name-asian="Arial" style:font-name-complex="Arial"/>
    </style:style>
    <style:style style:name="T9" style:family="text">
      <style:text-properties officeooo:rsid="00503c86" style:font-name-asian="Arial" style:font-name-complex="Arial"/>
    </style:style>
    <style:style style:name="T10" style:family="text">
      <style:text-properties fo:font-size="10pt" officeooo:rsid="00642b25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7">Teatro Nacional Cervantes</text:p>
      <text:p text:style-name="P16">Detalle de Recepción</text:p>
      <text:p text:style-name="P1"/>
      <text:p text:style-name="P8">
        <text:span text:style-name="T3">Fecha </text:span>
        <text:span text:style-name="T4">actual</text:span>
        <text:span text:style-name="T8">: 15/06/2015</text:span>
      </text:p>
      <text:p text:style-name="P8"/>
      <text:p text:style-name="P8"/>
      <text:section text:style-name="Sect1" text:name="Section1">
        <text:p text:style-name="P9">
          <text:span text:style-name="T5">Numero de recepción</text:span>
          <text:span text:style-name="T8">: </text:span>
          <text:span text:style-name="T9">1</text:span>
        </text:p>
        <text:p text:style-name="P8"/>
        <text:p text:style-name="P10"><text:span text:style-name="T2">Fecha:</text:span> 15/06/2015 </text:p>
        <text:p text:style-name="P8"/>
        <text:p text:style-name="P11"><text:span text:style-name="T2">Estado:</text:span> En stock</text:p>
        <text:p text:style-name="P8"/>
        <text:p text:style-name="P8">
          <text:span text:style-name="T6">D</text:span>
          <text:span text:style-name="T7">escripcion provisoria: </text:span>
        </text:p>
      </text:section>
      <text:p text:style-name="P3"/>
      <text:p text:style-name="P6">Documento Principal</text:p>
      <text:p text:style-name="P8"/>
      <text:p text:style-name="P11">Tipo de documento: factura</text:p>
      <text:p text:style-name="P8"/>
      <text:p text:style-name="P11">Numero: 5555-55555555</text:p>
      <text:p text:style-name="P2"/>
      <text:p text:style-name="P3"/>
      <text:p text:style-name="P7">Documentos Secundarios</text:p>
      <text:p text:style-name="P12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18">Tipo</text:p>
          </table:table-cell>
          <table:table-cell table:style-name="TABLA_5f_DOCUMENTOS_5f_SECUNDARIOS.B1" office:value-type="string">
            <text:p text:style-name="P18">Numero</text:p>
          </table:table-cell>
        </table:table-row>
      </table:table>
      <text:p text:style-name="P15"/>
      <text:p text:style-name="P4"/>
      <text:p text:style-name="P5"/>
      <text:p text:style-name="P25">Bienes de consumo</text:p>
      <text:p text:style-name="P5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B"/>
        <table:table-column table:style-name="TABLA_5f_BIENES.E"/>
        <table:table-row table:style-name="TABLA_5f_BIENES.1">
          <table:table-cell table:style-name="TABLA_5f_BIENES.A1" office:value-type="string">
            <text:p text:style-name="P20">Codigo</text:p>
          </table:table-cell>
          <table:table-cell table:style-name="TABLA_5f_BIENES.A1" office:value-type="string">
            <text:p text:style-name="P20">Nombre</text:p>
          </table:table-cell>
          <table:table-cell table:style-name="TABLA_5f_BIENES.A1" office:value-type="string">
            <text:p text:style-name="P20">Cantidad</text:p>
          </table:table-cell>
          <table:table-cell table:style-name="TABLA_5f_BIENES.A1" office:value-type="string">
            <text:p text:style-name="P20">Cost<text:span text:style-name="T1">o unitario</text:span></text:p>
          </table:table-cell>
          <table:table-cell table:style-name="TABLA_5f_BIENES.E1" office:value-type="string">
            <text:p text:style-name="P21">Costo total</text:p>
          </table:table-cell>
        </table:table-row>
        <table:table-row table:style-name="TABLA_5f_BIENES.1">
          <table:table-cell table:style-name="TABLA_5f_BIENES.A2" office:value-type="string">
            <text:p text:style-name="P22">2.1.9.00000.7777</text:p>
          </table:table-cell>
          <table:table-cell table:style-name="TABLA_5f_BIENES.B2" office:value-type="string">
            <text:p text:style-name="P24">fibron pizarra azul</text:p>
          </table:table-cell>
          <table:table-cell table:style-name="TABLA_5f_BIENES.C2" office:value-type="string">
            <text:p text:style-name="P24">400</text:p>
          </table:table-cell>
          <table:table-cell table:style-name="TABLA_5f_BIENES.D2" office:value-type="string">
            <text:p text:style-name="P24">20.0</text:p>
          </table:table-cell>
          <table:table-cell table:style-name="TABLA_5f_BIENES.E2" office:value-type="string">
            <text:p text:style-name="P23">8000.0</text:p>
          </table:table-cell>
        </table:table-row>
        <table:table-row table:style-name="TABLA_5f_BIENES.1">
          <table:table-cell table:style-name="TABLA_5f_BIENES.A2" office:value-type="string">
            <text:p text:style-name="P22">2.1.9.00000.7777</text:p>
          </table:table-cell>
          <table:table-cell table:style-name="TABLA_5f_BIENES.B2" office:value-type="string">
            <text:p text:style-name="P24">fibron pizarra azul</text:p>
          </table:table-cell>
          <table:table-cell table:style-name="TABLA_5f_BIENES.C2" office:value-type="string">
            <text:p text:style-name="P24">2000</text:p>
          </table:table-cell>
          <table:table-cell table:style-name="TABLA_5f_BIENES.D2" office:value-type="string">
            <text:p text:style-name="P24">23.0</text:p>
          </table:table-cell>
          <table:table-cell table:style-name="TABLA_5f_BIENES.E2" office:value-type="string">
            <text:p text:style-name="P23">46000.0</text:p>
          </table:table-cell>
        </table:table-row>
        <table:table-row table:style-name="TABLA_5f_BIENES.1">
          <table:table-cell table:style-name="TABLA_5f_BIENES.A2" office:value-type="string">
            <text:p text:style-name="P22">2.1.9.00000.6666</text:p>
          </table:table-cell>
          <table:table-cell table:style-name="TABLA_5f_BIENES.B2" office:value-type="string">
            <text:p text:style-name="P24">fibron pizarra verde</text:p>
          </table:table-cell>
          <table:table-cell table:style-name="TABLA_5f_BIENES.C2" office:value-type="string">
            <text:p text:style-name="P24">200</text:p>
          </table:table-cell>
          <table:table-cell table:style-name="TABLA_5f_BIENES.D2" office:value-type="string">
            <text:p text:style-name="P24">23.0</text:p>
          </table:table-cell>
          <table:table-cell table:style-name="TABLA_5f_BIENES.E2" office:value-type="string">
            <text:p text:style-name="P23">4600.0</text:p>
          </table:table-cell>
        </table:table-row>
      </table:table>
      <text:p text:style-name="P13"/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27">Total general: <text:span text:style-name="T10">58600.0</text:span></text:p>
          </table:table-cell>
        </table:table-row>
      </table:table>
      <text:p text:style-name="P28">
        <text:span text:style-name="T10"/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1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6:34:42.865315306</dc:date>
    <meta:generator>LibreOffice/4.2.8.2$Linux_x86 LibreOffice_project/420m0$Build-2</meta:generator>
    <meta:editing-duration>PT20H56M43S</meta:editing-duration>
    <meta:editing-cycles>68</meta:editing-cycles>
    <meta:document-statistic meta:table-count="3" meta:image-count="1" meta:object-count="0" meta:page-count="2" meta:paragraph-count="27" meta:word-count="52" meta:character-count="482" meta:non-whitespace-character-count="456"/>
  </office:meta>
</office:document-meta>
</file>